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NA-title">
      <style:graphic-properties fo:min-height="2.6cm"/>
      <style:paragraph-properties style:writing-mode="lr-tb"/>
    </style:style>
    <style:style style:name="pr2" style:family="presentation" style:parent-style-name="DNA-subtitle">
      <style:graphic-properties draw:fill-color="#ffffff" fo:min-height="9.134cm"/>
      <style:paragraph-properties style:writing-mode="lr-tb"/>
    </style:style>
    <style:style style:name="pr3" style:family="presentation" style:parent-style-name="DNA-notes">
      <style:graphic-properties draw:fill-color="#ffffff" draw:auto-grow-height="true" fo:min-height="14cm"/>
      <style:paragraph-properties style:writing-mode="lr-tb"/>
    </style:style>
    <style:style style:name="pr4" style:family="presentation" style:parent-style-name="DNA-outline1">
      <style:graphic-properties fo:min-height="9.135cm"/>
      <style:paragraph-properties style:writing-mode="lr-tb"/>
    </style:style>
    <style:style style:name="pr5" style:family="presentation" style:parent-style-name="DNA-notes">
      <style:graphic-properties draw:fill-color="#ffffff" fo:min-height="1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margin-top="0cm" fo:margin-bottom="0.374cm" fo:line-height="100%" fo:text-indent="0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style:use-window-font-color="true" fo:font-size="40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style:use-window-font-color="true" fo:font-size="40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 text:style-name="P1">QB Networks &amp; Masscollabs Services</text:p>
          </draw:text-box>
        </draw:frame>
        <draw:frame presentation:style-name="pr2" draw:text-style-name="P2" draw:layer="layout" svg:width="22.5cm" svg:height="9.134cm" svg:x="4.5cm" svg:y="3.8cm" presentation:class="subtitle" presentation:user-transformed="true">
          <draw:text-box>
            <text:p>Kurumsallaşma yolunda adımlar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 text:style-name="P3">QB Networks &amp; Masscollabs Services<text:line-break/>Temel Strateji ve Omurgası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Temel strateji kaynak kodu serbest bırakmak ancak kod yazımında tarafımızdan yazılan kodun tamamını “çekirdek kadro” tarafından yazılmasını ve merkezi kontrol ile tümleştirilmesini sağlamak.</text:p>
              </text:list-item>
              <text:list-item>
                <text:p>Tarafımızdan yapılmayan içeriklerin yani kopyalanan içeriklerin de merkezi kontrole tabi tutulmasını sağlamak.</text:p>
              </text:list-item>
              <text:list-item>
                <text:p>Yeni gelenleri süreç içerisinde merkeze çekmek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3.862cm" svg:x="4.5cm" svg:y="-0.031cm" presentation:class="title" presentation:user-transformed="true">
          <draw:text-box>
            <text:p text:style-name="P3">QB Networks &amp; Masscollabs Services<text:line-break/>Temel Strateji ve Omurgası<text:line-break/>Merkezin yani Çekirdek ekibin sorumlulukları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QB Networks : 7/24 bilgi güvenliği şirketi 1. sıradaki kadronun yer aldığı ve en tepedeki şirketin ismidir.</text:p>
              </text:list-item>
              <text:list-item>
                <text:p>Masscollabs Services : Bulut bilişim servisi platformu</text:p>
              </text:list-item>
              <text:list-item>
                <text:p>PSD: Debian GNU/Linux tabanlı dağıtım yani işletim sistemi</text:p>
              </text:list-item>
              <text:list-item>
                <text:p>Amassivus : veri merkezi yazılımları</text:p>
              </text:list-item>
              <text:list-item>
                <text:p>Mass Collaboration Labs: Laboratuvar eğitim AR-GE platformu</text:p>
              </text:list-item>
              <text:list-item>
                <text:p>Bilsege : Üniversite ve eğitim platformu</text:p>
              </text:list-item>
              <text:list-item>
                <text:p>Godigitalist : Bilgi güvenliği kampanyası</text:p>
              </text:list-item>
              <text:list-item>
                <text:p>Birleşik Dergi : Özgür Yazılım teknoloji dergisi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3.862cm" svg:x="4.5cm" svg:y="-0.031cm" presentation:class="title" presentation:user-transformed="true">
          <draw:text-box>
            <text:p text:style-name="P3">QB Networks &amp; Masscollabs Services<text:line-break/>Temel Strateji ve Omurgası<text:line-break/>Merkezin yani Çekirdek ekibin sorumlulukları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Her etki alanının içinde çekirdek ekip, yazıcılar, ve katkıcılar olacak.</text:p>
              </text:list-item>
              <text:list-item>
                <text:p>Çekirdek ekip eğitim, içerik kontrolü ve teknik destek sorumlusudur.</text:p>
              </text:list-item>
              <text:list-item>
                <text:p>Yazma izni olanları çekirdek ekip denetler.</text:p>
              </text:list-item>
              <text:list-item>
                <text:p>Katkıcıları çekirdek ekip eğitir.</text:p>
              </text:list-item>
              <text:list-item>
                <text:p>Tüm etki alanlarından QB Networks Çekirdek ekibi sorumludur. Ve bu ekip dönüşümlü olarak 7/24 çalışır. Çalışma tarzı ev saha ofis ve veri merkezleri arasındaki trafikten oluşur. Veri merkezleri esas olarak Türk ülkelerinde ve esas olarak Türkiye’de bulunur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QB Networks &amp; Masscollabs Services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<text:a xlink:href="https://dal.net.tr/" xlink:type="simple">https://dal.net.tr</text:a><text:s/>veri merkezi ile çalışmaktayız. İkinci bir aşamaya kadar bu veri merkezi İstanbul ve İzmir lokasyonlarında bize destek olacak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 text:style-name="P5">QB Networks &amp; Masscollabs Services<text:line-break/>Yazılım Altyapısı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Proxmox Sanallaştırma</text:p>
              </text:list-item>
              <text:list-item>
                <text:p>Debian GNU/Linux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QB Networks &amp; Masscollabs Services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3">
              <text:list-item>
                <text:p text:style-name="P6">CC BY-SA 4.0 or later</text:p>
              </text:list-item>
              <text:list-item>
                <text:p text:style-name="P6">Mert Gör : <text:a xlink:href="mailto:mertgor@qbnetworks.xyz" xlink:type="simple">mertgor@qbnetworks.xyz</text:a></text:p>
              </text:list-item>
              <text:list-item>
                <text:p text:style-name="P6">GPG Key ID: 0xD200B456637BC4F3<text:tab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QB Networks &amp; Masscollabs Services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3">
              <text:list-item>
                <text:p text:style-name="P6">Telegram Group : <text:a xlink:href="https://t.me/masscollabs" xlink:type="simple">https://t.me/masscollabs</text:a></text:p>
              </text:list-item>
              <text:list-item>
                <text:p text:style-name="P6">libera.chat IRC Channel : #masscollab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a6099" draw:marker-start-width="0.28cm" draw:marker-start-center="false" draw:marker-end-width="0.28cm" draw:marker-end-center="false" draw:fill="solid" draw:fill-color="#dee6ef" draw:textarea-horizontal-align="justify" draw:auto-grow-height="false" fo:padding-top="0.125cm" fo:padding-bottom="0.125cm" fo:padding-left="0.25cm" fo:padding-right="0.25cm" draw:shadow="hidden" draw:shadow-offset-x="0.05cm" draw:shadow-offset-y="0.05cm" draw:shadow-color="#ff5429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4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solid" svg:stroke-color="#2a6099" draw:fill="solid" draw:fill-color="#dee6ef" draw:shadow="hidden" draw:shadow-offset-x="0.05cm" draw:shadow-offset-y="0.05cm" draw:shadow-color="#ffaa95"/>
    </style:style>
    <style:style style:name="Accent_20_2" style:display-name="Accent 2" style:family="graphic" style:parent-style-name="Accent">
      <style:graphic-properties draw:fill="solid" draw:fill-color="#ffaa95" draw:shadow-color="#ff5429"/>
    </style:style>
    <style:style style:name="Accent_20_3" style:display-name="Accent 3" style:family="graphic" style:parent-style-name="Accent">
      <style:graphic-properties draw:stroke="solid" svg:stroke-color="#ff4000" draw:fill="solid" draw:fill-color="#ffd8ce" draw:shadow="hidden" draw:shadow-offset-x="0.05cm" draw:shadow-offset-y="0.05cm" draw:shadow-color="#b4c7dc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1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false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</style:style>
    <style:style style:name="DNA-outline6" style:family="presentation" style:parent-style-name="DNA-outline5"/>
    <style:style style:name="DNA-outline7" style:family="presentation" style:parent-style-name="DNA-outline6"/>
    <style:style style:name="DNA-outline8" style:family="presentation" style:parent-style-name="DNA-outline7"/>
    <style:style style:name="DNA-outline9" style:family="presentation" style:parent-style-name="DNA-outline8"/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false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loext:color-lum-mod="100%" loext:color-lum-off="0%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textarea-vertical-align="middle" draw:start-line-spacing-horizontal="0.25cm" draw:start-line-spacing-vertical="0.25cm" draw:end-line-spacing-horizontal="0.25cm" draw:end-line-spacing-vertical="0.25cm"/>
    </style:style>
    <style:style style:name="Mgr4" style:family="graphic" style:parent-style-name="Accent_20_3">
      <style:graphic-properties draw:textarea-vertical-align="middle" draw:auto-grow-height="false" fo:min-height="0.104cm" fo:min-width="0cm"/>
    </style:style>
    <style:style style:name="Mgr5" style:family="graphic" style:parent-style-name="Accent_20_1">
      <style:graphic-properties draw:textarea-vertical-align="middle" draw:auto-grow-height="false" fo:min-height="0.104cm" fo:min-width="0cm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5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ber&gt;</text:page-number></text:span></text:p>
        </draw:text-box>
      </draw:frame>
      <draw:connector draw:style-name="Mgr3" draw:text-style-name="MP6" draw:layer="backgroundobjects" draw:type="lines" svg:x1="1.5cm" svg:y1="0.851cm" svg:x2="3.5cm" svg:y2="0.851cm" draw:start-shape="id1" draw:start-glue-point="10" draw:end-shape="id2" draw:end-glue-point="6" svg:d="M1500 851h276 1449 275" svg:viewBox="0 0 2001 1">
        <text:p/>
      </draw:connector>
      <draw:connector draw:style-name="Mgr3" draw:text-style-name="MP6" draw:layer="backgroundobjects" draw:type="lines" svg:x1="2cm" svg:y1="1.351cm" svg:x2="3cm" svg:y2="1.351cm" draw:start-shape="id3" draw:start-glue-point="10" draw:end-shape="id4" draw:end-glue-point="6" svg:d="M2000 1351h276 448 276" svg:viewBox="0 0 1001 1">
        <text:p/>
      </draw:connector>
      <draw:connector draw:style-name="Mgr3" draw:text-style-name="MP6" draw:layer="backgroundobjects" draw:type="lines" svg:x1="2.4cm" svg:y1="1.951cm" svg:x2="2.6cm" svg:y2="1.951cm" draw:start-shape="id5" draw:start-glue-point="10" draw:end-shape="id6" draw:end-glue-point="6" svg:d="M2400 1951h276-352 276" svg:viewBox="0 0 353 1">
        <text:p/>
      </draw:connector>
      <draw:connector draw:style-name="Mgr3" draw:text-style-name="MP6" draw:layer="backgroundobjects" draw:type="lines" svg:x1="2cm" svg:y1="0.351cm" svg:x2="3cm" svg:y2="0.351cm" draw:start-shape="id7" draw:start-glue-point="10" draw:end-shape="id8" draw:end-glue-point="6" svg:d="M2000 351h276 448 276" svg:viewBox="0 0 1001 1">
        <text:p/>
      </draw:connector>
      <draw:connector draw:style-name="Mgr3" draw:text-style-name="MP6" draw:layer="backgroundobjects" draw:type="lines" svg:x1="2.4cm" svg:y1="2.651cm" svg:x2="2.6cm" svg:y2="2.651cm" draw:start-shape="id9" draw:start-glue-point="10" draw:end-shape="id10" draw:end-glue-point="6" svg:d="M2400 2651h276-352 276" svg:viewBox="0 0 353 1">
        <text:p/>
      </draw:connector>
      <draw:connector draw:style-name="Mgr3" draw:text-style-name="MP6" draw:layer="backgroundobjects" draw:type="lines" svg:x1="3.5cm" svg:y1="3.751cm" svg:x2="1.5cm" svg:y2="3.751cm" draw:start-shape="id11" draw:start-glue-point="10" draw:end-shape="id12" draw:end-glue-point="6" svg:d="M3500 3751h-276-1449-275" svg:viewBox="0 0 2001 1">
        <text:p/>
      </draw:connector>
      <draw:connector draw:style-name="Mgr3" draw:text-style-name="MP6" draw:layer="backgroundobjects" draw:type="lines" svg:x1="3cm" svg:y1="3.251cm" svg:x2="2cm" svg:y2="3.251cm" draw:start-shape="id13" draw:start-glue-point="10" draw:end-shape="id14" draw:end-glue-point="6" svg:d="M3000 3251h-276-449-275" svg:viewBox="0 0 1001 1">
        <text:p/>
      </draw:connector>
      <draw:connector draw:style-name="Mgr3" draw:text-style-name="MP6" draw:layer="backgroundobjects" draw:type="lines" svg:x1="3cm" svg:y1="4.251cm" svg:x2="2cm" svg:y2="4.251cm" draw:start-shape="id15" draw:start-glue-point="10" draw:end-shape="id16" draw:end-glue-point="6" svg:d="M3000 4251h-276-449-275" svg:viewBox="0 0 1001 1">
        <text:p/>
      </draw:connector>
      <draw:connector draw:style-name="Mgr3" draw:text-style-name="MP6" draw:layer="backgroundobjects" draw:type="lines" svg:x1="2.6cm" svg:y1="4.851cm" svg:x2="2.4cm" svg:y2="4.851cm" draw:start-shape="id17" draw:start-glue-point="10" draw:end-shape="id18" draw:end-glue-point="6" svg:d="M2600 4851h-277 352-275" svg:viewBox="0 0 353 1">
        <text:p/>
      </draw:connector>
      <draw:connector draw:style-name="Mgr3" draw:text-style-name="MP6" draw:layer="backgroundobjects" draw:type="lines" svg:x1="2.6cm" svg:y1="5.551cm" svg:x2="2.4cm" svg:y2="5.551cm" draw:start-shape="id19" draw:start-glue-point="10" draw:end-shape="id20" draw:end-glue-point="6" svg:d="M2600 5551h-277 352-275" svg:viewBox="0 0 353 1">
        <text:p/>
      </draw:connector>
      <draw:connector draw:style-name="Mgr3" draw:text-style-name="MP6" draw:layer="backgroundobjects" draw:type="lines" svg:x1="1.5cm" svg:y1="6.651cm" svg:x2="3.5cm" svg:y2="6.651cm" draw:start-shape="id21" draw:start-glue-point="10" draw:end-shape="id22" draw:end-glue-point="6" svg:d="M1500 6651h276 1449 275" svg:viewBox="0 0 2001 1">
        <text:p/>
      </draw:connector>
      <draw:connector draw:style-name="Mgr3" draw:text-style-name="MP6" draw:layer="backgroundobjects" draw:type="lines" svg:x1="2cm" svg:y1="6.151cm" svg:x2="3cm" svg:y2="6.151cm" draw:start-shape="id23" draw:start-glue-point="10" draw:end-shape="id24" draw:end-glue-point="6" svg:d="M2000 6151h276 448 276" svg:viewBox="0 0 1001 1">
        <text:p/>
      </draw:connector>
      <draw:connector draw:style-name="Mgr3" draw:text-style-name="MP6" draw:layer="backgroundobjects" draw:type="lines" svg:x1="2cm" svg:y1="7.177cm" svg:x2="3cm" svg:y2="7.177cm" draw:start-shape="id25" draw:start-glue-point="10" draw:end-shape="id26" draw:end-glue-point="6" svg:d="M2000 7177h276 448 276" svg:viewBox="0 0 1001 1">
        <text:p/>
      </draw:connector>
      <draw:connector draw:style-name="Mgr3" draw:text-style-name="MP6" draw:layer="backgroundobjects" draw:type="lines" svg:x1="2.4cm" svg:y1="7.777cm" svg:x2="2.6cm" svg:y2="7.777cm" draw:start-shape="id27" draw:start-glue-point="10" draw:end-shape="id28" draw:end-glue-point="6" svg:d="M2400 7777h276-352 276" svg:viewBox="0 0 353 1">
        <text:p/>
      </draw:connector>
      <draw:connector draw:style-name="Mgr3" draw:text-style-name="MP6" draw:layer="backgroundobjects" draw:type="lines" svg:x1="2.4cm" svg:y1="8.477cm" svg:x2="2.6cm" svg:y2="8.477cm" draw:start-shape="id29" draw:start-glue-point="10" draw:end-shape="id30" draw:end-glue-point="6" svg:d="M2400 8477h276-352 276" svg:viewBox="0 0 353 1">
        <text:p/>
      </draw:connector>
      <draw:connector draw:style-name="Mgr3" draw:text-style-name="MP6" draw:layer="backgroundobjects" draw:type="lines" svg:x1="3.5cm" svg:y1="9.577cm" svg:x2="1.5cm" svg:y2="9.577cm" draw:start-shape="id31" draw:start-glue-point="10" draw:end-shape="id32" draw:end-glue-point="6" svg:d="M3500 9577h-276-1449-275" svg:viewBox="0 0 2001 1">
        <text:p/>
      </draw:connector>
      <draw:connector draw:style-name="Mgr3" draw:text-style-name="MP6" draw:layer="backgroundobjects" draw:type="lines" svg:x1="3.052cm" svg:y1="9.077cm" svg:x2="2.052cm" svg:y2="9.077cm" draw:start-shape="id33" draw:start-glue-point="10" draw:end-shape="id34" draw:end-glue-point="6" svg:d="M3052 9077h-276-449-275" svg:viewBox="0 0 1001 1">
        <text:p/>
      </draw:connector>
      <draw:connector draw:style-name="Mgr3" draw:text-style-name="MP6" draw:layer="backgroundobjects" draw:type="lines" svg:x1="3.026cm" svg:y1="10.102cm" svg:x2="2.026cm" svg:y2="10.102cm" draw:start-shape="id35" draw:start-glue-point="10" draw:end-shape="id36" draw:end-glue-point="6" svg:d="M3026 10102h-276-449-275" svg:viewBox="0 0 1001 1">
        <text:p/>
      </draw:connector>
      <draw:connector draw:style-name="Mgr3" draw:text-style-name="MP6" draw:layer="backgroundobjects" draw:type="lines" svg:x1="2.626cm" svg:y1="10.702cm" svg:x2="2.426cm" svg:y2="10.702cm" draw:start-shape="id37" draw:start-glue-point="10" draw:end-shape="id38" draw:end-glue-point="6" svg:d="M2626 10702h-277 352-275" svg:viewBox="0 0 353 1">
        <text:p/>
      </draw:connector>
      <draw:connector draw:style-name="Mgr3" draw:text-style-name="MP6" draw:layer="backgroundobjects" draw:type="lines" svg:x1="2.626cm" svg:y1="11.402cm" svg:x2="2.426cm" svg:y2="11.402cm" draw:start-shape="id39" draw:start-glue-point="10" draw:end-shape="id40" draw:end-glue-point="6" svg:d="M2626 11402h-277 352-275" svg:viewBox="0 0 353 1">
        <text:p/>
      </draw:connector>
      <draw:connector draw:style-name="Mgr3" draw:text-style-name="MP6" draw:layer="backgroundobjects" draw:type="lines" svg:x1="1.526cm" svg:y1="12.502cm" svg:x2="3.526cm" svg:y2="12.502cm" draw:start-shape="id41" draw:start-glue-point="10" draw:end-shape="id42" draw:end-glue-point="6" svg:d="M1526 12502h276 1448 276" svg:viewBox="0 0 2001 1">
        <text:p/>
      </draw:connector>
      <draw:connector draw:style-name="Mgr3" draw:text-style-name="MP6" draw:layer="backgroundobjects" draw:type="lines" svg:x1="2.026cm" svg:y1="12.002cm" svg:x2="3.026cm" svg:y2="12.002cm" draw:start-shape="id43" draw:start-glue-point="10" draw:end-shape="id44" draw:end-glue-point="6" svg:d="M2026 12002h276 448 276" svg:viewBox="0 0 1001 1">
        <text:p/>
      </draw:connector>
      <draw:connector draw:style-name="Mgr3" draw:text-style-name="MP6" draw:layer="backgroundobjects" draw:type="lines" svg:x1="2.026cm" svg:y1="13.002cm" svg:x2="3.026cm" svg:y2="13.002cm" draw:start-shape="id45" draw:start-glue-point="10" draw:end-shape="id46" draw:end-glue-point="6" svg:d="M2026 13002h276 448 276" svg:viewBox="0 0 1001 1">
        <text:p/>
      </draw:connector>
      <draw:connector draw:style-name="Mgr3" draw:text-style-name="MP6" draw:layer="backgroundobjects" draw:type="lines" svg:x1="2.426cm" svg:y1="13.602cm" svg:x2="2.626cm" svg:y2="13.602cm" draw:start-shape="id47" draw:start-glue-point="10" draw:end-shape="id48" draw:end-glue-point="6" svg:d="M2426 13602h276-352 276" svg:viewBox="0 0 353 1">
        <text:p/>
      </draw:connector>
      <draw:connector draw:style-name="Mgr3" draw:text-style-name="MP6" draw:layer="backgroundobjects" draw:type="lines" svg:x1="2.426cm" svg:y1="14.302cm" svg:x2="2.626cm" svg:y2="14.302cm" draw:start-shape="id49" draw:start-glue-point="10" draw:end-shape="id50" draw:end-glue-point="6" svg:d="M2426 14302h276-352 276" svg:viewBox="0 0 353 1">
        <text:p/>
      </draw:connector>
      <draw:connector draw:style-name="Mgr3" draw:text-style-name="MP6" draw:layer="backgroundobjects" draw:type="lines" svg:x1="3.526cm" svg:y1="15.402cm" svg:x2="1.526cm" svg:y2="15.402cm" draw:start-shape="id51" draw:start-glue-point="10" draw:end-shape="id52" draw:end-glue-point="6" svg:d="M3526 15402h-276-1449-275" svg:viewBox="0 0 2001 1">
        <text:p/>
      </draw:connector>
      <draw:connector draw:style-name="Mgr3" draw:text-style-name="MP6" draw:layer="backgroundobjects" draw:type="lines" svg:x1="3.026cm" svg:y1="14.902cm" svg:x2="2.026cm" svg:y2="14.902cm" draw:start-shape="id53" draw:start-glue-point="10" draw:end-shape="id54" draw:end-glue-point="6" svg:d="M3026 14902h-276-449-275" svg:viewBox="0 0 1001 1">
        <text:p/>
      </draw:connector>
      <draw:custom-shape draw:style-name="Mgr4" draw:text-style-name="MP6" xml:id="id2" draw:id="id2" draw:layer="backgroundobjects" svg:width="0.5cm" svg:height="0.5cm" svg:x="3.5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" draw:id="id4" draw:layer="backgroundobjects" svg:width="0.5cm" svg:height="0.5cm" svg:x="3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8" draw:id="id8" draw:layer="backgroundobjects" svg:width="0.5cm" svg:height="0.5cm" svg:x="3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6" draw:id="id6" draw:layer="backgroundobjects" svg:width="0.5cm" svg:height="0.5cm" svg:x="2.6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0" draw:id="id10" draw:layer="backgroundobjects" svg:width="0.5cm" svg:height="0.5cm" svg:x="2.6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1" draw:id="id11" draw:layer="backgroundobjects" svg:width="0.5cm" svg:height="0.5cm" svg:x="3.5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3" draw:id="id13" draw:layer="backgroundobjects" svg:width="0.5cm" svg:height="0.5cm" svg:x="3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5" draw:id="id15" draw:layer="backgroundobjects" svg:width="0.5cm" svg:height="0.5cm" svg:x="3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7" draw:id="id17" draw:layer="backgroundobjects" svg:width="0.5cm" svg:height="0.5cm" svg:x="2.6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9" draw:id="id19" draw:layer="backgroundobjects" svg:width="0.5cm" svg:height="0.5cm" svg:x="2.6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2" draw:id="id22" draw:layer="backgroundobjects" svg:width="0.5cm" svg:height="0.5cm" svg:x="3.5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4" draw:id="id24" draw:layer="backgroundobjects" svg:width="0.5cm" svg:height="0.5cm" svg:x="3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6" draw:id="id26" draw:layer="backgroundobjects" svg:width="0.5cm" svg:height="0.5cm" svg:x="3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8" draw:id="id28" draw:layer="backgroundobjects" svg:width="0.5cm" svg:height="0.5cm" svg:x="2.6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0" draw:id="id30" draw:layer="backgroundobjects" svg:width="0.5cm" svg:height="0.5cm" svg:x="2.6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1" draw:id="id31" draw:layer="backgroundobjects" svg:width="0.5cm" svg:height="0.5cm" svg:x="3.5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3" draw:id="id33" draw:layer="backgroundobjects" svg:width="0.5cm" svg:height="0.5cm" svg:x="3.0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5" draw:id="id35" draw:layer="backgroundobjects" svg:width="0.5cm" svg:height="0.5cm" svg:x="3.0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7" draw:id="id37" draw:layer="backgroundobjects" svg:width="0.5cm" svg:height="0.5cm" svg:x="2.6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9" draw:id="id39" draw:layer="backgroundobjects" svg:width="0.5cm" svg:height="0.5cm" svg:x="2.6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2" draw:id="id42" draw:layer="backgroundobjects" svg:width="0.5cm" svg:height="0.5cm" svg:x="3.5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4" draw:id="id44" draw:layer="backgroundobjects" svg:width="0.5cm" svg:height="0.5cm" svg:x="3.0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6" draw:id="id46" draw:layer="backgroundobjects" svg:width="0.5cm" svg:height="0.5cm" svg:x="3.0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8" draw:id="id48" draw:layer="backgroundobjects" svg:width="0.5cm" svg:height="0.5cm" svg:x="2.6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0" draw:id="id50" draw:layer="backgroundobjects" svg:width="0.5cm" svg:height="0.5cm" svg:x="2.6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52" draw:id="id52" draw:layer="backgroundobjects" svg:width="0.5cm" svg:height="0.5cm" svg:x="1.0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54" draw:id="id54" draw:layer="backgroundobjects" svg:width="0.5cm" svg:height="0.5cm" svg:x="1.5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" draw:id="id1" draw:layer="backgroundobjects" svg:width="0.5cm" svg:height="0.5cm" svg:x="1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" draw:id="id3" draw:layer="backgroundobjects" svg:width="0.5cm" svg:height="0.5cm" svg:x="1.5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7" draw:id="id7" draw:layer="backgroundobjects" svg:width="0.5cm" svg:height="0.5cm" svg:x="1.5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" draw:id="id5" draw:layer="backgroundobjects" svg:width="0.5cm" svg:height="0.5cm" svg:x="1.9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9" draw:id="id9" draw:layer="backgroundobjects" svg:width="0.5cm" svg:height="0.5cm" svg:x="1.9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2" draw:id="id12" draw:layer="backgroundobjects" svg:width="0.5cm" svg:height="0.5cm" svg:x="1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4" draw:id="id14" draw:layer="backgroundobjects" svg:width="0.5cm" svg:height="0.5cm" svg:x="1.5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6" draw:id="id16" draw:layer="backgroundobjects" svg:width="0.5cm" svg:height="0.5cm" svg:x="1.5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8" draw:id="id18" draw:layer="backgroundobjects" svg:width="0.5cm" svg:height="0.5cm" svg:x="1.9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0" draw:id="id20" draw:layer="backgroundobjects" svg:width="0.5cm" svg:height="0.5cm" svg:x="1.9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1" draw:id="id21" draw:layer="backgroundobjects" svg:width="0.5cm" svg:height="0.5cm" svg:x="1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3" draw:id="id23" draw:layer="backgroundobjects" svg:width="0.5cm" svg:height="0.5cm" svg:x="1.5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5" draw:id="id25" draw:layer="backgroundobjects" svg:width="0.5cm" svg:height="0.5cm" svg:x="1.5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7" draw:id="id27" draw:layer="backgroundobjects" svg:width="0.5cm" svg:height="0.5cm" svg:x="1.9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9" draw:id="id29" draw:layer="backgroundobjects" svg:width="0.5cm" svg:height="0.5cm" svg:x="1.9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2" draw:id="id32" draw:layer="backgroundobjects" svg:width="0.5cm" svg:height="0.5cm" svg:x="1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4" draw:id="id34" draw:layer="backgroundobjects" svg:width="0.5cm" svg:height="0.5cm" svg:x="1.5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6" draw:id="id36" draw:layer="backgroundobjects" svg:width="0.5cm" svg:height="0.5cm" svg:x="1.5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8" draw:id="id38" draw:layer="backgroundobjects" svg:width="0.5cm" svg:height="0.5cm" svg:x="1.9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0" draw:id="id40" draw:layer="backgroundobjects" svg:width="0.5cm" svg:height="0.5cm" svg:x="1.9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1" draw:id="id41" draw:layer="backgroundobjects" svg:width="0.5cm" svg:height="0.5cm" svg:x="1.0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3" draw:id="id43" draw:layer="backgroundobjects" svg:width="0.5cm" svg:height="0.5cm" svg:x="1.5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5" draw:id="id45" draw:layer="backgroundobjects" svg:width="0.5cm" svg:height="0.5cm" svg:x="1.5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7" draw:id="id47" draw:layer="backgroundobjects" svg:width="0.5cm" svg:height="0.5cm" svg:x="1.9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9" draw:id="id49" draw:layer="backgroundobjects" svg:width="0.5cm" svg:height="0.5cm" svg:x="1.9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1" draw:id="id51" draw:layer="backgroundobjects" svg:width="0.5cm" svg:height="0.5cm" svg:x="3.5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3" draw:id="id53" draw:layer="backgroundobjects" svg:width="0.5cm" svg:height="0.5cm" svg:x="3.0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6T02:43:46.377482799</meta:creation-date>
    <meta:editing-duration>PT16M17S</meta:editing-duration>
    <meta:editing-cycles>24</meta:editing-cycles>
    <meta:generator>LibreOffice/7.4.7.2$Linux_X86_64 LibreOffice_project/40$Build-2</meta:generator>
    <dc:title>DNA</dc:title>
    <dc:date>2024-11-16T03:00:15.262363000</dc:date>
    <meta:document-statistic meta:object-count="134"/>
  </office:meta>
</office:document-meta>
</file>